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018d8" officeooo:paragraph-rsid="001018d8" style:font-weight-asian="normal" style:font-weight-complex="normal"/>
    </style:style>
    <style:style style:name="P6" style:family="paragraph" style:parent-style-name="Standard">
      <style:text-properties style:font-name="Arial" officeooo:rsid="001018d8" officeooo:paragraph-rsid="001018d8"/>
    </style:style>
    <style:style style:name="P7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fo:font-weight="bold" officeooo:rsid="001018d8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Herbed Alfredo</text:span></text:p>
      <text:p text:style-name="P2"/>
      <text:p text:style-name="P5">Good with Shrimp Scampi</text:p>
      <text:p text:style-name="P1"/>
      <text:p text:style-name="P1"><text:span text:style-name="T2">Amount</text:span><text:tab/><text:tab/><text:span text:style-name="T2">Ingredient</text:span></text:p>
      <text:p text:style-name="P1"/>
      <text:p text:style-name="P6">2 Tbs<text:tab/><text:tab/><text:tab/>Butter</text:p>
      <text:p text:style-name="P6">1 Tbs<text:tab/><text:tab/><text:tab/>Flour</text:p>
      <text:p text:style-name="P6"/>
      <text:p text:style-name="P6">½ Cup<text:tab/><text:tab/><text:tab/>Hot Milk</text:p>
      <text:p text:style-name="P6"/>
      <text:p text:style-name="P6">¼ Cup<text:tab/><text:tab/><text:tab/>Parmesan Cheese – Grated</text:p>
      <text:p text:style-name="P6"/>
      <text:p text:style-name="P6">2 tsp<text:tab/><text:tab/><text:tab/>Dried Chives</text:p>
      <text:p text:style-name="P6">¼ tsp<text:tab/><text:tab/><text:tab/>Summer Savory</text:p>
      <text:p text:style-name="P6"/>
      <text:p text:style-name="P6">1 Tbs<text:tab/><text:tab/><text:tab/>Water – if needed</text:p>
      <text:p text:style-name="P6"/>
      <text:p text:style-name="P3">Cooking Instructions:</text:p>
      <text:p text:style-name="P1"/>
      <text:p text:style-name="P6">Cook butter and flour until flour is no longer raw</text:p>
      <text:p text:style-name="P6"/>
      <text:p text:style-name="P6">Whisk in Hot Milk</text:p>
      <text:p text:style-name="P6"/>
      <text:p text:style-name="P6">When combined, add Parm Cheese.</text:p>
      <text:p text:style-name="P6"/>
      <text:p text:style-name="P6">When cheese melted, add Dried Chives and Summer Savory.</text:p>
      <text:p text:style-name="P6"/>
      <text:p text:style-name="P6">If sauce gets too tight, add water.</text:p>
      <text:p text:style-name="P6"/>
      <text:p text:style-name="P6">Serve straight or over nood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6:26:49.469000000</meta:creation-date>
    <meta:editing-duration>PT22S</meta:editing-duration>
    <meta:editing-cycles>2</meta:editing-cycles>
    <meta:generator>LibreOffice/6.3.2.2$Windows_X86_64 LibreOffice_project/98b30e735bda24bc04ab42594c85f7fd8be07b9c</meta:generator>
    <dc:date>2019-11-23T16:39:02.278000000</dc:date>
    <meta:document-statistic meta:table-count="0" meta:image-count="0" meta:object-count="0" meta:page-count="1" meta:paragraph-count="17" meta:word-count="78" meta:character-count="436" meta:non-whitespace-character-count="358"/>
  </office:meta>
</office:document-meta>
</file>